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1" style:family="table">
      <style:table-properties style:width="16.831cm" style:rel-width="99%" table:align="center"/>
    </style:style>
    <style:style style:name="Tabla1.A" style:family="table-column">
      <style:table-column-properties style:column-width="15.482cm" style:rel-column-width="8777*"/>
    </style:style>
    <style:style style:name="Tabla1.B" style:family="table-column">
      <style:table-column-properties style:column-width="0.674cm" style:rel-column-width="382*"/>
    </style:style>
    <style:style style:name="Tabla1.C" style:family="table-column">
      <style:table-column-properties style:column-width="0.676cm" style:rel-column-width="383*"/>
    </style:style>
    <style:style style:name="Tabla1.A1" style:family="table-cell">
      <style:table-cell-properties style:border-line-width-top="0.018cm 0.018cm 0.018cm" style:border-line-width-bottom="0.018cm 0.018cm 0.018cm" fo:padding-left="0.123cm" fo:padding-right="0.123cm" fo:padding-top="0.049cm" fo:padding-bottom="0.049cm" fo:border-left="1pt solid #000000" fo:border-right="1pt solid #000000" fo:border-top="1.5pt double #000000" fo:border-bottom="1.5pt double #000000" style:writing-mode="lr-tb"/>
    </style:style>
    <style:style style:name="Tabla1.B1" style:family="table-cell">
      <style:table-cell-properties style:border-line-width-top="0.018cm 0.018cm 0.018cm" style:border-line-width-bottom="0.018cm 0.018cm 0.018cm" fo:padding-left="0cm" fo:padding-right="0.123cm" fo:padding-top="0.049cm" fo:padding-bottom="0.049cm" fo:border-left="none" fo:border-right="1pt solid #000000" fo:border-top="1.5pt double #000000" fo:border-bottom="1.5pt double #000000" style:writing-mode="lr-tb"/>
    </style:style>
    <style:style style:name="Tabla1.A2" style:family="table-cell">
      <style:table-cell-properties style:vertical-align="middle"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B2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 style:writing-mode="lr-tb"/>
    </style:style>
    <style:style style:name="Tabla1.A3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4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5" style:family="table-row">
      <style:table-row-properties style:min-row-height="1.004cm" style:use-optimal-row-height="false"/>
    </style:style>
    <style:style style:name="Tabla1.A5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6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7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8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9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10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11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1.A12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16.889cm" fo:margin-left="0.064cm" table:align="left"/>
    </style:style>
    <style:style style:name="Tabla2.A" style:family="table-column">
      <style:table-column-properties style:column-width="15.505cm"/>
    </style:style>
    <style:style style:name="Tabla2.B" style:family="table-column">
      <style:table-column-properties style:column-width="0.702cm"/>
    </style:style>
    <style:style style:name="Tabla2.C" style:family="table-column">
      <style:table-column-properties style:column-width="0.683cm"/>
    </style:style>
    <style:style style:name="Tabla2.A1" style:family="table-cell">
      <style:table-cell-properties style:border-line-width-top="0.018cm 0.018cm 0.018cm" style:border-line-width-bottom="0.018cm 0.018cm 0.018cm" fo:padding-left="0.123cm" fo:padding-right="0.123cm" fo:padding-top="0.049cm" fo:padding-bottom="0.049cm" fo:border-left="1pt solid #000000" fo:border-right="1pt solid #000000" fo:border-top="1.5pt double #000000" fo:border-bottom="1.5pt double #000000" style:writing-mode="lr-tb"/>
    </style:style>
    <style:style style:name="Tabla2.B1" style:family="table-cell">
      <style:table-cell-properties style:border-line-width-top="0.018cm 0.018cm 0.018cm" style:border-line-width-bottom="0.018cm 0.018cm 0.018cm" fo:padding-left="0cm" fo:padding-right="0.123cm" fo:padding-top="0.049cm" fo:padding-bottom="0.049cm" fo:border-left="none" fo:border-right="1pt solid #000000" fo:border-top="1.5pt double #000000" fo:border-bottom="1.5pt double #000000" style:writing-mode="lr-tb"/>
    </style:style>
    <style:style style:name="Tabla2.A2" style:family="table-cell">
      <style:table-cell-properties style:vertical-align="middle"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B2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 style:writing-mode="lr-tb"/>
    </style:style>
    <style:style style:name="Tabla2.A4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5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6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7" style:family="table-row">
      <style:table-row-properties style:min-row-height="1.004cm" style:use-optimal-row-height="false"/>
    </style:style>
    <style:style style:name="Tabla2.A7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8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9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0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1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2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3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4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5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6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Tabla2.A17" style:family="table-cell">
      <style:table-cell-properties fo:padding-left="0.123cm" fo:padding-right="0.123cm" fo:padding-top="0cm" fo:padding-bottom="0.049cm" fo:border-left="1pt solid #000000" fo:border-right="1pt solid #000000" fo:border-top="none" fo:border-bottom="1pt solid #000000" style:writing-mode="lr-tb"/>
    </style:style>
    <style:style style:name="P1" style:family="paragraph" style:parent-style-name="Encabezado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8pt" style:font-size-asian="8pt" style:font-size-complex="8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able_20_Contents">
      <style:paragraph-properties fo:margin-top="0.106cm" fo:margin-bottom="0.106cm" style:contextual-spacing="false" fo:text-align="justify" style:justify-single-word="false"/>
    </style:style>
    <style:style style:name="P6" style:family="paragraph" style:parent-style-name="Table_20_Contents">
      <style:paragraph-properties fo:margin-top="0.106cm" fo:margin-bottom="0.106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officeooo:rsid="000e90d9" officeooo:paragraph-rsid="000e90d9" style:font-weight-asian="bold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d4d9d" officeooo:paragraph-rsid="000d4d9d"/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e90d9" officeooo:paragraph-rsid="000e90d9"/>
    </style:style>
    <style:style style:name="P12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ff068" officeooo:paragraph-rsid="000ff068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104edd" officeooo:paragraph-rsid="00104ed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0d4d9d" officeooo:paragraph-rsid="000d4d9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0e90d9" officeooo:paragraph-rsid="000e90d9"/>
    </style:style>
    <style:style style:name="P17" style:family="paragraph" style:parent-style-name="Table_20_Contents">
      <style:paragraph-properties fo:margin-left="0.06cm" fo:margin-right="0.18cm" fo:margin-top="0.101cm" fo:margin-bottom="0.101cm" style:contextual-spacing="false" style:line-height-at-least="0.423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18" style:family="paragraph" style:parent-style-name="Table_20_Contents">
      <style:paragraph-properties fo:margin-left="0cm" fo:margin-right="0.183cm" fo:margin-top="0.101cm" fo:margin-bottom="0.101cm" style:contextual-spacing="false" fo:text-align="justify" style:justify-single-word="false" fo:text-indent="0cm" style:auto-text-indent="false"/>
      <style:text-properties style:font-name="Times New Roman"/>
    </style:style>
    <style:style style:name="P19" style:family="paragraph" style:parent-style-name="Table_20_Contents">
      <style:paragraph-properties fo:margin-left="0.056cm" fo:margin-right="0.183cm" fo:margin-top="0.101cm" fo:margin-bottom="0.101cm" style:contextual-spacing="false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20" style:family="paragraph" style:parent-style-name="Normal">
      <style:paragraph-properties fo:break-before="page"/>
    </style:style>
    <style:style style:name="P21" style:family="paragraph" style:parent-style-name="Text_20_body">
      <style:paragraph-properties fo:margin-top="0cm" fo:margin-bottom="0.141cm" style:contextual-spacing="false" fo:text-align="center" style:justify-single-word="false"/>
      <style:text-properties fo:font-size="14pt" fo:font-weight="bold" officeooo:rsid="0010ebf0" officeooo:paragraph-rsid="0010ebf0" style:font-size-asian="14pt" style:font-weight-asian="bold"/>
    </style:style>
    <style:style style:name="P22" style:family="paragraph" style:parent-style-name="Table_20_Contents" style:list-style-name="L1">
      <loext:graphic-properties draw:fill="none"/>
      <style:paragraph-properties fo:margin-left="0.63cm" fo:margin-right="0cm" fo:margin-top="0.101cm" fo:margin-bottom="0.10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406cm"/>
        </style:tab-stops>
      </style:paragraph-properties>
      <style:text-properties style:font-name="Times New Roman" fo:hyphenate="false" loext:hyphenation-no-caps="false"/>
    </style:style>
    <style:style style:name="P23" style:family="paragraph" style:parent-style-name="Table_20_Contents" style:list-style-name="L1">
      <loext:graphic-properties draw:fill="none"/>
      <style:paragraph-properties fo:margin-left="0.63cm" fo:margin-right="0cm" fo:margin-top="0.101cm" fo:margin-bottom="0.10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fo:hyphenate="false" loext:hyphenation-no-caps="false"/>
    </style:style>
    <style:style style:name="P24" style:family="paragraph" style:parent-style-name="Text_20_body">
      <style:paragraph-properties fo:text-align="justify" style:justify-single-word="false"/>
      <style:text-properties officeooo:rsid="001171e2" officeooo:paragraph-rsid="001171e2"/>
    </style:style>
    <style:style style:name="P25" style:family="paragraph" style:parent-style-name="Text_20_body">
      <style:paragraph-properties fo:text-align="justify" style:justify-single-word="false"/>
      <style:text-properties officeooo:paragraph-rsid="001171e2"/>
    </style:style>
    <style:style style:name="P26" style:family="paragraph" style:parent-style-name="Text_20_body">
      <style:paragraph-properties fo:text-align="justify" style:justify-single-word="false"/>
      <style:text-properties officeooo:rsid="0011ad5d" officeooo:paragraph-rsid="0011ad5d"/>
    </style:style>
    <style:style style:name="P27" style:family="paragraph" style:parent-style-name="Text_20_body" style:master-page-name="MP0">
      <style:paragraph-properties fo:margin-top="0.199cm" fo:margin-bottom="0.349cm" style:contextual-spacing="false"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P28" style:family="paragraph" style:parent-style-name="Text_20_body" style:list-style-name="L1">
      <loext:graphic-properties draw:fill="none"/>
      <style:paragraph-properties fo:margin-left="0.63cm" fo:margin-right="0cm" fo:margin-top="0.101cm" fo:margin-bottom="0.10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style:font-name="Times New Roman" fo:hyphenate="false" loext:hyphenation-no-caps="false"/>
    </style:style>
    <style:style style:name="P29" style:family="paragraph" style:parent-style-name="Text_20_body" style:list-style-name="L1">
      <loext:graphic-properties draw:fill="none"/>
      <style:paragraph-properties fo:margin-left="0.63cm" fo:margin-right="0cm" fo:margin-top="0.141cm" fo:margin-bottom="0.141cm" style:contextual-spacing="false" style:line-height-at-least="0.423cm" fo:text-align="justify" style:justify-single-word="false" fo:hyphenation-ladder-count="no-limit" fo:text-indent="-0.63cm" style:auto-text-indent="false" fo:background-color="transparent" style:writing-mode="lr-tb">
        <style:tab-stops>
          <style:tab-stop style:position="-0.042cm"/>
        </style:tab-stops>
      </style:paragraph-properties>
      <style:text-properties style:font-name="Times New Roman" fo:hyphenate="false" loext:hyphenation-no-caps="false"/>
    </style:style>
    <style:style style:name="P30" style:family="paragraph" style:parent-style-name="Text_20_body" style:list-style-name="L1">
      <loext:graphic-properties draw:fill="none"/>
      <style:paragraph-properties fo:margin-left="0.63cm" fo:margin-right="0cm" fo:margin-top="0.141cm" fo:margin-bottom="0.14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style:font-name="Times New Roman" fo:hyphenate="false" loext:hyphenation-no-caps="false"/>
    </style:style>
    <style:style style:name="P31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42cm"/>
        </style:tab-stops>
      </style:paragraph-properties>
      <style:text-properties style:font-name="Times New Roman"/>
    </style:style>
    <style:style style:name="P32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39cm"/>
        </style:tab-stops>
      </style:paragraph-properties>
      <style:text-properties style:font-name="Times New Roman" officeooo:paragraph-rsid="0006b980"/>
    </style:style>
    <style:style style:name="P33" style:family="paragraph" style:parent-style-name="Text_20_body" style:list-style-name="L1">
      <loext:graphic-properties draw:fill="none"/>
      <style:paragraph-properties fo:margin-left="0.63cm" fo:margin-right="0cm" fo:margin-top="0.141cm" fo:margin-bottom="0.141cm" style:contextual-spacing="false" style:line-height-at-least="0.423cm" fo:text-align="justify" style:justify-single-word="false" fo:hyphenation-ladder-count="no-limit" fo:text-indent="-0.63cm" style:auto-text-indent="false" fo:background-color="transparent" text:number-lines="false" text:line-number="0" style:writing-mode="lr-tb">
        <style:tab-stops>
          <style:tab-stop style:position="-0.042cm"/>
        </style:tab-stops>
      </style:paragraph-properties>
      <style:text-properties fo:hyphenate="false" loext:hyphenation-no-caps="false"/>
    </style:style>
    <style:style style:name="P34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42cm"/>
        </style:tab-stops>
      </style:paragraph-properties>
    </style:style>
    <style:style style:name="P35" style:family="paragraph" style:parent-style-name="Text_20_body" style:list-style-name="L2">
      <style:paragraph-properties fo:margin-left="0.63cm" fo:margin-right="0cm" fo:margin-top="0.141cm" fo:margin-bottom="0.141cm" style:contextual-spacing="false" style:line-height-at-least="0.423cm" fo:text-align="justify" style:justify-single-word="false" fo:text-indent="-0.63cm" style:auto-text-indent="false" text:number-lines="false" text:line-number="0" style:writing-mode="lr-tb">
        <style:tab-stops>
          <style:tab-stop style:position="-0.042cm"/>
        </style:tab-stops>
      </style:paragraph-properties>
      <style:text-properties officeooo:paragraph-rsid="000b95d9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0pt" style:font-size-asian="10pt"/>
    </style:style>
    <style:style style:name="T5" style:family="text">
      <style:text-properties style:font-name="Times New Roman" officeooo:rsid="0006b980"/>
    </style:style>
    <style:style style:name="T6" style:family="text">
      <style:text-properties style:font-name="Times New Roman" officeooo:rsid="000b95d9"/>
    </style:style>
    <style:style style:name="T7" style:family="text">
      <style:text-properties style:font-name="Courier New" fo:font-size="10pt" style:font-size-asian="10pt"/>
    </style:style>
    <style:style style:name="T8" style:family="text">
      <style:text-properties officeooo:rsid="0006b980"/>
    </style:style>
    <style:style style:name="T9" style:family="text">
      <style:text-properties officeooo:rsid="001171e2"/>
    </style:style>
    <style:style style:name="T10" style:family="text">
      <style:text-properties style:font-name="DejaVu Sans Light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1ad5d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6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30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94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5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21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84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6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30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94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5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21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84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riterios de evaluación de la práctica 1</text:p>
      <text:p text:style-name="P21">José Carlos Torró Belda</text:p>
      <text:p text:style-name="P4"><text:span text:style-name="Fuente_20_de_20_párrafo_20_predeter."><text:span text:style-name="T1">Las tablas que aparecen a continuación muestran los criterios de evaluación que seguiré para corregir los dos ejercicios del boletín de la práctica 1 que tenéis que entregar. Antes de dejar en el Aula Virtual el código de dichos ejercicios, revisad si la solución que habéis dado para estos ejercicios se ajusta a dichos criterios de evaluación. Estas tablas os permitirán supervisar y mejorar la calidad de vuestro trabajo antes de entregarlo. Y </text:span></text:span><text:span text:style-name="Fuente_20_de_20_párrafo_20_predeter."><text:span text:style-name="T2">recordad que es imprescindible dejar en el Aula Virtual las tablas con los criterios de evaluación rellenadas para que os evalúe los ejercicios que habéis entregado.</text:span>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3966562366288">
          <table:table-cell table:style-name="Tabla1.A1" office:value-type="string">
            <text:p text:style-name="P5"><text:span text:style-name="Fuente_20_de_20_párrafo_20_predeter."><text:span text:style-name="T3">Ejercicio 8</text:span></text:span></text:p>
          </table:table-cell>
          <table:table-cell table:style-name="Tabla1.B1" office:value-type="string">
            <text:p text:style-name="P6">Sí</text:p>
          </table:table-cell>
          <table:table-cell table:style-name="Tabla1.B1" office:value-type="string">
            <text:p text:style-name="P6">No</text:p>
          </table:table-cell>
        </table:table-row>
        <table:table-row table:style-name="TableLine93966562476544">
          <table:table-cell table:style-name="Tabla1.A2" office:value-type="string">
            <text:list xml:id="list2703801337" text:style-name="L1">
              <text:list-item>
                <text:p text:style-name="P22">Si no existe el fichero pasado como primer argumento, se crea el fichero y se vuelca en él la salida del comando o programa ejecutado</text:p>
              </text:list-item>
            </text:list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/>
          </table:table-cell>
        </table:table-row>
        <table:table-row table:style-name="TableLine93966562478480">
          <table:table-cell table:style-name="Tabla1.A3" office:value-type="string">
            <text:list xml:id="list64941456597750" text:continue-numbering="true" text:style-name="L1">
              <text:list-item>
                <text:p text:style-name="P23"><text:span text:style-name="Fuente_20_de_20_párrafo_20_predeter."><text:span text:style-name="T1">Si existe el fichero pasado como primer argumento, la salida del comando ejecutado se vuelca al final del contenido original de dicho fichero</text:span></text:span></text:p>
              </text:list-item>
            </text:list>
          </table:table-cell>
          <table:table-cell table:style-name="Tabla1.B2" office:value-type="string">
            <text:p text:style-name="P15">x</text:p>
          </table:table-cell>
          <table:table-cell table:style-name="Tabla1.B2" office:value-type="string">
            <text:p text:style-name="P14"/>
          </table:table-cell>
        </table:table-row>
        <table:table-row table:style-name="TableLine93966562479856">
          <table:table-cell table:style-name="Tabla1.A4" office:value-type="string">
            <text:list xml:id="list64940041646676" text:continue-numbering="true" text:style-name="L1">
              <text:list-item>
                <text:p text:style-name="P28"><text:span text:style-name="Fuente_20_de_20_párrafo_20_predeter.">Si no existe el fichero pasado como segundo argumento, se crea el fichero y se vuelca en él la salida de error del comando ejecutado</text:span></text:p>
              </text:list-item>
            </text:list>
          </table:table-cell>
          <table:table-cell table:style-name="Tabla1.B2" office:value-type="string">
            <text:p text:style-name="P10">x</text:p>
          </table:table-cell>
          <table:table-cell table:style-name="Tabla1.B2" office:value-type="string">
            <text:p text:style-name="P9"/>
          </table:table-cell>
        </table:table-row>
        <table:table-row table:style-name="Tabla1.5">
          <table:table-cell table:style-name="Tabla1.A5" office:value-type="string">
            <text:list xml:id="list64939688053175" text:continue-numbering="true" text:style-name="L1">
              <text:list-item>
                <text:p text:style-name="P29"><text:span text:style-name="Fuente_20_de_20_párrafo_20_predeter.">Si existe el fichero pasado como segundo argumento, se sobrescribe el contenido del fichero con la salida de error del comando</text:span></text:p>
              </text:list-item>
            </text:list>
          </table:table-cell>
          <table:table-cell table:style-name="Tabla1.B2" office:value-type="string">
            <text:p text:style-name="P10">x</text:p>
          </table:table-cell>
          <table:table-cell table:style-name="Tabla1.B2" office:value-type="string">
            <text:p text:style-name="P9"/>
          </table:table-cell>
        </table:table-row>
        <table:table-row table:style-name="TableLine93966562482672">
          <table:table-cell table:style-name="Tabla1.A6" office:value-type="string">
            <text:list xml:id="list64940894365477" text:continue-numbering="true" text:style-name="L1">
              <text:list-item>
                <text:p text:style-name="P30">Los ficheros que se crean en el programa para guardar la salida y la salida de error, tienen los permisos adecuados</text:p>
              </text:list-item>
            </text:list>
          </table:table-cell>
          <table:table-cell table:style-name="Tabla1.B2" office:value-type="string">
            <text:p text:style-name="P10">x</text:p>
          </table:table-cell>
          <table:table-cell table:style-name="Tabla1.B2" office:value-type="string">
            <text:p text:style-name="P9"/>
          </table:table-cell>
        </table:table-row>
        <table:table-row table:style-name="TableLine93966562484432">
          <table:table-cell table:style-name="Tabla1.A7" office:value-type="string">
            <text:list xml:id="list64940281388493" text:continue-numbering="true" text:style-name="L1">
              <text:list-item>
                <text:p text:style-name="P30">El proceso hijo ejecuta el programa o comando especificado a partir del tercer argumento</text:p>
              </text:list-item>
            </text:list>
          </table:table-cell>
          <table:table-cell table:style-name="Tabla1.B2" office:value-type="string">
            <text:p text:style-name="P10">x</text:p>
          </table:table-cell>
          <table:table-cell table:style-name="Tabla1.B2" office:value-type="string">
            <text:p text:style-name="P9"/>
          </table:table-cell>
        </table:table-row>
        <table:table-row table:style-name="TableLine93966562485968">
          <table:table-cell table:style-name="Tabla1.A8" office:value-type="string">
            <text:list xml:id="list64941666833390" text:continue-numbering="true" text:style-name="L1">
              <text:list-item>
                <text:p text:style-name="P33"><text:span text:style-name="Fuente_20_de_20_párrafo_20_predeter."><text:span text:style-name="T1">El programa tiene en cuenta que puede fallar la ejecución de la función </text:span></text:span><text:span text:style-name="Fuente_20_de_20_párrafo_20_predeter."><text:span text:style-name="T4">execvp</text:span></text:span><text:span text:style-name="Fuente_20_de_20_párrafo_20_predeter."><text:span text:style-name="T1">, muestra el mensaje de error generado y actúa en consecuencia</text:span></text:span></text:p>
              </text:list-item>
            </text:list>
          </table:table-cell>
          <table:table-cell table:style-name="Tabla1.B2" office:value-type="string">
            <text:p text:style-name="P10">x</text:p>
          </table:table-cell>
          <table:table-cell table:style-name="Tabla1.B2" office:value-type="string">
            <text:p text:style-name="P9"/>
          </table:table-cell>
        </table:table-row>
        <table:table-row table:style-name="TableLine93966562487504">
          <table:table-cell table:style-name="Tabla1.A9" office:value-type="string">
            <text:list xml:id="list64939659680977" text:continue-numbering="true" text:style-name="L1">
              <text:list-item>
                <text:p text:style-name="P30">El código de terminación del programa es el código de terminación del proceso hijo</text:p>
              </text:list-item>
            </text:list>
          </table:table-cell>
          <table:table-cell table:style-name="Tabla1.B2" office:value-type="string">
            <text:p text:style-name="P10">x</text:p>
          </table:table-cell>
          <table:table-cell table:style-name="Tabla1.B2" office:value-type="string">
            <text:p text:style-name="P9"/>
          </table:table-cell>
        </table:table-row>
        <table:table-row table:style-name="TableLine93966562489040">
          <table:table-cell table:style-name="Tabla1.A10" office:value-type="string">
            <text:list xml:id="list64940224007666" text:continue-numbering="true" text:style-name="L1">
              <text:list-item>
                <text:p text:style-name="P30">¿Tiene el programa errores o avisos (“warnings”) de compilación?</text:p>
              </text:list-item>
            </text:list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10">x</text:p>
          </table:table-cell>
        </table:table-row>
        <table:table-row table:style-name="TableLine93966562490496">
          <table:table-cell table:style-name="Tabla1.A11" office:value-type="string">
            <text:list xml:id="list64941234084047" text:continue-numbering="true" text:style-name="L1">
              <text:list-item>
                <text:p text:style-name="P30">¿Tiene el programa errores de ejecución?</text:p>
              </text:list-item>
            </text:list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10">x</text:p>
          </table:table-cell>
        </table:table-row>
        <table:table-row table:style-name="TableLine93966562484048">
          <table:table-cell table:style-name="Tabla1.A12" office:value-type="string">
            <text:p text:style-name="P17">Aspectos adicionales que quieras hacer constar sobre la autoevaluación del ejercicio:</text:p>
            <text:p text:style-name="P18"/>
            <text:p text:style-name="P18"/>
            <text:p text:style-name="P19"/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/>
          </table:table-cell>
        </table:table-row>
      </table:table>
      <text:p text:style-name="P3"/>
      <text:p text:style-name="P3"/>
      <text:p text:style-name="P20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3966562494720">
          <table:table-cell table:style-name="Tabla2.A1" office:value-type="string">
            <text:p text:style-name="P5"><text:span text:style-name="Fuente_20_de_20_párrafo_20_predeter."><text:span text:style-name="T3">Ejercicio 12</text:span></text:span></text:p>
          </table:table-cell>
          <table:table-cell table:style-name="Tabla2.B1" office:value-type="string">
            <text:p text:style-name="P6">Sí</text:p>
          </table:table-cell>
          <table:table-cell table:style-name="Tabla2.B1" office:value-type="string">
            <text:p text:style-name="P6">No</text:p>
          </table:table-cell>
        </table:table-row>
        <table:table-row table:style-name="TableLine93966562562512">
          <table:table-cell table:style-name="Tabla2.A2" office:value-type="string">
            <text:list xml:id="list2721266185" text:style-name="L2">
              <text:list-item>
                <text:p text:style-name="P32">Se sigue un esquema <text:span text:style-name="T8">de </text:span>sincronización entre procesos similar a los empleados en los ejercicios del EA1</text:p>
              </text:list-item>
            </text:list>
          </table:table-cell>
          <table:table-cell table:style-name="Tabla2.B2" office:value-type="string">
            <text:p text:style-name="P7">X</text:p>
          </table:table-cell>
          <table:table-cell table:style-name="Tabla2.B2" office:value-type="string">
            <text:p text:style-name="P7"/>
          </table:table-cell>
        </table:table-row>
        <table:table-row table:style-name="TableLine93966562564320">
          <table:table-cell table:style-name="Tabla2.A2" office:value-type="string">
            <text:list xml:id="list64941167673549" text:continue-numbering="true" text:style-name="L2">
              <text:list-item>
                <text:p text:style-name="P35"><text:span text:style-name="T1">Se </text:span><text:span text:style-name="T6">justifica cuáles de los esquemas </text:span><text:span text:style-name="T5">de </text:span><text:span text:style-name="T6">sincronización entre procesos <text:s/>del EA1 pueden ser válidos y cuáles no, así como <text:s/>la razón del esquema elegido</text:span></text:p>
              </text:list-item>
            </text:list>
          </table:table-cell>
          <table:table-cell table:style-name="Tabla2.B2" office:value-type="string">
            <text:p text:style-name="P8">x</text:p>
          </table:table-cell>
          <table:table-cell table:style-name="Tabla2.B2" office:value-type="string">
            <text:p text:style-name="P7"/>
          </table:table-cell>
        </table:table-row>
        <table:table-row table:style-name="TableLine93966562565136">
          <table:table-cell table:style-name="Tabla2.A4" office:value-type="string">
            <text:list xml:id="list64941496198718" text:continue-numbering="true" text:style-name="L2">
              <text:list-item>
                <text:p text:style-name="P31">El programa crea tantos procesos como tablas menos uno</text:p>
              </text:list-item>
            </text:list>
          </table:table-cell>
          <table:table-cell table:style-name="Tabla2.B2" office:value-type="string">
            <text:p text:style-name="P16">x</text:p>
          </table:table-cell>
          <table:table-cell table:style-name="Tabla2.B2" office:value-type="string">
            <text:p text:style-name="P14"/>
          </table:table-cell>
        </table:table-row>
        <table:table-row table:style-name="TableLine93966562566560">
          <table:table-cell table:style-name="Tabla2.A5" office:value-type="string">
            <text:list xml:id="list64939930952292" text:continue-numbering="true" text:style-name="L2">
              <text:list-item>
                <text:p text:style-name="P31">Cada proceso imprime su PID y su tabla</text:p>
              </text:list-item>
            </text:list>
          </table:table-cell>
          <table:table-cell table:style-name="Tabla2.B2" office:value-type="string">
            <text:p text:style-name="P16">x</text:p>
          </table:table-cell>
          <table:table-cell table:style-name="Tabla2.B2" office:value-type="string">
            <text:p text:style-name="P14"/>
          </table:table-cell>
        </table:table-row>
        <table:table-row table:style-name="TableLine93966562567952">
          <table:table-cell table:style-name="Tabla2.A6" office:value-type="string">
            <text:list xml:id="list64940869533588" text:continue-numbering="true" text:style-name="L2">
              <text:list-item>
                <text:p text:style-name="P31">En primer lugar se imprime la tabla del número 1, a continuación la del 2 y así sucesivamente</text:p>
              </text:list-item>
            </text:list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11">x</text:p>
          </table:table-cell>
        </table:table-row>
        <table:table-row table:style-name="Tabla2.7">
          <table:table-cell table:style-name="Tabla2.A7" office:value-type="string">
            <text:list xml:id="list64941354075210" text:continue-numbering="true" text:style-name="L2">
              <text:list-item>
                <text:p text:style-name="P31">No se mezcla la salida de las diferentes tablas y queda claro qué proceso imprime cada tabla</text:p>
              </text:list-item>
            </text:list>
          </table:table-cell>
          <table:table-cell table:style-name="Tabla2.B2" office:value-type="string">
            <text:p text:style-name="P12">x</text:p>
          </table:table-cell>
          <table:table-cell table:style-name="Tabla2.B2" office:value-type="string">
            <text:p text:style-name="P9"/>
          </table:table-cell>
        </table:table-row>
        <table:table-row table:style-name="TableLine93966562571248">
          <table:table-cell table:style-name="Tabla2.A8" office:value-type="string">
            <text:list xml:id="list64941397027160" text:continue-numbering="true" text:style-name="L2">
              <text:list-item>
                <text:p text:style-name="P34">Si se incluye una función <text:span text:style-name="Fuente_20_de_20_párrafo_20_predeter."><text:span text:style-name="T7">sleep(3)</text:span></text:span> inmediatamente antes del bucle que imprime una tabla, ¿se mezcla la salida de las diferentes tablas?</text:p>
              </text:list-item>
            </text:list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12">x</text:p>
          </table:table-cell>
        </table:table-row>
        <table:table-row table:style-name="TableLine93966562572784">
          <table:table-cell table:style-name="Tabla2.A9" office:value-type="string">
            <text:list xml:id="list64939894685932" text:continue-numbering="true" text:style-name="L2">
              <text:list-item>
                <text:p text:style-name="P31">El programa crea tantas tuberías como tablas menos uno</text:p>
              </text:list-item>
            </text:list>
          </table:table-cell>
          <table:table-cell table:style-name="Tabla2.B2" office:value-type="string">
            <text:p text:style-name="P12">x</text:p>
          </table:table-cell>
          <table:table-cell table:style-name="Tabla2.B2" office:value-type="string">
            <text:p text:style-name="P9"/>
          </table:table-cell>
        </table:table-row>
        <table:table-row table:style-name="TableLine93966562574320">
          <table:table-cell table:style-name="Tabla2.A10" office:value-type="string">
            <text:list xml:id="list64941281073829" text:continue-numbering="true" text:style-name="L2">
              <text:list-item>
                <text:p text:style-name="P31">En el código del programa se define una única variable de tipo tubería para crear todas las tuberías que se utilizan</text:p>
              </text:list-item>
            </text:list>
          </table:table-cell>
          <table:table-cell table:style-name="Tabla2.B2" office:value-type="string">
            <text:p text:style-name="P12">x</text:p>
          </table:table-cell>
          <table:table-cell table:style-name="Tabla2.B2" office:value-type="string">
            <text:p text:style-name="P9"/>
          </table:table-cell>
        </table:table-row>
        <table:table-row table:style-name="TableLine93966562575776">
          <table:table-cell table:style-name="Tabla2.A11" office:value-type="string">
            <text:list xml:id="list64940088892609" text:continue-numbering="true" text:style-name="L2">
              <text:list-item>
                <text:p text:style-name="P31">¿Bloquea algún proceso la creación de otro proceso?</text:p>
              </text:list-item>
            </text:list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12">x</text:p>
          </table:table-cell>
        </table:table-row>
        <table:table-row table:style-name="TableLine93966562569328">
          <table:table-cell table:style-name="Tabla2.A12" office:value-type="string">
            <text:list xml:id="list64941121608655" text:continue-numbering="true" text:style-name="L2">
              <text:list-item>
                <text:p text:style-name="P31">¿Hay espera activa en la sincronización entre procesos?</text:p>
              </text:list-item>
            </text:list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3">x</text:p>
          </table:table-cell>
        </table:table-row>
        <table:table-row table:style-name="TableLine93966562578576">
          <table:table-cell table:style-name="Tabla2.A13" office:value-type="string">
            <text:list xml:id="list64940953150539" text:continue-numbering="true" text:style-name="L2">
              <text:list-item>
                <text:p text:style-name="P31">El prompt aparece cuando se han impreso todas las tablas</text:p>
              </text:list-item>
            </text:list>
          </table:table-cell>
          <table:table-cell table:style-name="Tabla2.B2" office:value-type="string">
            <text:p text:style-name="P12">x</text:p>
          </table:table-cell>
          <table:table-cell table:style-name="Tabla2.B2" office:value-type="string">
            <text:p text:style-name="P9"/>
          </table:table-cell>
        </table:table-row>
        <table:table-row table:style-name="TableLine93966562580112">
          <table:table-cell table:style-name="Tabla2.A14" office:value-type="string">
            <text:list xml:id="list64941074227376" text:continue-numbering="true" text:style-name="L2">
              <text:list-item>
                <text:p text:style-name="P34">¿Aparecen funciones <text:span text:style-name="Fuente_20_de_20_párrafo_20_predeter."><text:span text:style-name="T7">wait</text:span></text:span> de forma innecesaria (bloqueando, por ejemplo, la ejecución concurrente de los procesos de forma innecesaria)?</text:p>
              </text:list-item>
            </text:list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12">x</text:p>
          </table:table-cell>
        </table:table-row>
        <table:table-row table:style-name="TableLine93966562581952">
          <table:table-cell table:style-name="Tabla2.A15" office:value-type="string">
            <text:list xml:id="list64940192957418" text:continue-numbering="true" text:style-name="L2">
              <text:list-item>
                <text:p text:style-name="P31">¿Tiene el programa errores o avisos (“warnings”) de compilación?</text:p>
              </text:list-item>
            </text:list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12">x</text:p>
          </table:table-cell>
        </table:table-row>
        <table:table-row table:style-name="TableLine93966562583488">
          <table:table-cell table:style-name="Tabla2.A16" office:value-type="string">
            <text:list xml:id="list64940754539768" text:continue-numbering="true" text:style-name="L2">
              <text:list-item>
                <text:p text:style-name="P31">¿Tiene el programa errores de ejecución?</text:p>
              </text:list-item>
            </text:list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12">x</text:p>
          </table:table-cell>
        </table:table-row>
        <table:table-row table:style-name="TableLine93966562585024">
          <table:table-cell table:style-name="Tabla2.A17" office:value-type="string">
            <text:p text:style-name="P17">Aspectos adicionales que quieras hacer constar sobre la autoevaluación del ejercicio:</text:p>
            <text:p text:style-name="P18"/>
            <text:p text:style-name="P18"/>
            <text:p text:style-name="P19"/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9"/>
          </table:table-cell>
        </table:table-row>
      </table:table>
      <text:p text:style-name="P3"/>
      <text:h text:style-name="Heading_20_1" text:outline-level="1"/>
      <text:p text:style-name="Text_20_body"/>
      <text:p text:style-name="Text_20_body"/>
      <text:h text:style-name="Heading_20_1" text:outline-level="1"><text:soft-page-break/>Justificación</text:h>
      <text:p text:style-name="P25"><text:span text:style-name="T9">En el ejercicio 12 he utilizado el esquema de ABUELO – PADRE – HIJO porqué respecto a los otros esquemas, <text:s/>el redireccionamiento es más sencillo; es decir, el padre puede directamente escribir en la tubería sin necesidad de redireccionar la salida estandar, además, esta salida la necesita para poder imprimir por pantalla la multiplicación. </text:span></text:p>
      <text:p text:style-name="P24">Así mismo, para poder sincronizar los procesos usamos las funciones <text:span text:style-name="T10">read()</text:span> y <text:span text:style-name="T10">write() </text:span><text:span text:style-name="T11">con ello hacemos que </text:span><text:span text:style-name="T12">la salida por pantalla sea ordenada. También usamos una función wait(NULL); para hacer que el prompt salga cuando termine la ejecución de todo el programa.</text:span></text:p>
      <text:p text:style-name="P26"><text:span text:style-name="T11">En conclusión, elegimos este esquema por facilidad de redireccionamientos ya que no resultan ningún problema para poder escribir en la tubería y mostrar por pantalla.</text:span><text:span text:style-name="T11"><text:tab/></text:span></text:p>
      <text:p text:style-name="P24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2" style:family="paragraph" style:parent-style-name="Text_20_body">
      <style:paragraph-properties fo:margin-top="0cm" fo:margin-bottom="0cm" style:contextual-spacing="false" fo:text-align="center" style:justify-single-word="false" fo:padding="0.035cm" fo:border="0.26pt solid #000000" style:shadow="non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SOFTWARE DE SISTEMAS Y DE COMUNICACIONES (EI1058)</text:p>
        <text:p text:style-name="MP2">Grado en Ingeniería Informática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b4360524e0359c479b908cb9f8f3765ab0cc7ad</meta:generator>
    <meta:creation-date>2013-11-15T18:26:00Z</meta:creation-date>
    <dc:date>2020-10-21T06:49:39.052754957</dc:date>
    <meta:print-date>2014-09-17T16:26:00Z</meta:print-date>
    <meta:editing-cycles>30</meta:editing-cycles>
    <meta:editing-duration>PT6H12M7S</meta:editing-duration>
    <meta:document-statistic meta:table-count="2" meta:image-count="0" meta:object-count="0" meta:page-count="3" meta:paragraph-count="67" meta:word-count="708" meta:character-count="4115" meta:non-whitespace-character-count="3492"/>
    <meta:template xlink:type="simple" xlink:actuate="onRequest" xlink:title="" xlink:href="Normal.dotm"/>
  </office:meta>
</office:document-meta>
</file>